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b5e04" officeooo:paragraph-rsid="001b5e0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plicacion para trabajar</text:p>
      <text:p text:style-name="P1"/>
      <text:p text:style-name="P1">Me gustaria mucho que se me concediera esta oportunidad para ir a trabajar a Las Palmas ya que es una oportunidad unica donde realizar las practicas con muchas opciones a quedarme a trabajar.</text:p>
      <text:p text:style-name="P1">Ademas de eso tengo un amigo que trabaja alli que me podra ayudar en todo lo que necesite.</text:p>
      <text:p text:style-name="P1"/>
      <text:p text:style-name="P1">Y la razon mas importante es que siempre me ha gustado enforcar mis estudios a la animacion creo que es una oportunidad increible el poder realizar las practicas en esta empres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3T14:26:02.020000000</meta:creation-date>
    <dc:date>2020-02-03T14:30:10.569000000</dc:date>
    <meta:editing-duration>PT4M8S</meta:editing-duration>
    <meta:editing-cycles>1</meta:editing-cycles>
    <meta:document-statistic meta:table-count="0" meta:image-count="0" meta:object-count="0" meta:page-count="1" meta:paragraph-count="4" meta:word-count="85" meta:character-count="484" meta:non-whitespace-character-count="403"/>
    <meta:generator>LibreOffice/6.2.0.3$Windows_X86_64 LibreOffice_project/98c6a8a1c6c7b144ce3cc729e34964b47ce25d62</meta:generator>
  </office:meta>
</office:document-meta>
</file>